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83ee4" officeooo:paragraph-rsid="00083ee4"/>
    </style:style>
    <style:style style:name="P3" style:family="paragraph" style:parent-style-name="Standard">
      <style:paragraph-properties fo:text-align="justify" style:justify-single-word="false"/>
      <style:text-properties officeooo:rsid="00083ee4" officeooo:paragraph-rsid="00083ee4"/>
    </style:style>
    <style:style style:name="P4" style:family="paragraph" style:parent-style-name="Standard">
      <style:paragraph-properties fo:text-align="center" style:justify-single-word="false"/>
      <style:text-properties fo:font-size="44pt" officeooo:rsid="00083ee4" officeooo:paragraph-rsid="00083ee4" style:font-size-asian="44pt" style:font-size-complex="44pt"/>
    </style:style>
    <style:style style:name="P5" style:family="paragraph" style:parent-style-name="Standard">
      <style:paragraph-properties fo:text-align="justify" style:justify-single-word="false"/>
      <style:text-properties officeooo:rsid="00092460" officeooo:paragraph-rsid="00092460"/>
    </style:style>
    <style:style style:name="P6" style:family="paragraph" style:parent-style-name="Standard">
      <style:paragraph-properties fo:text-align="justify" style:justify-single-word="false"/>
      <style:text-properties officeooo:rsid="0009f67a" officeooo:paragraph-rsid="0009f67a"/>
    </style:style>
    <style:style style:name="P7" style:family="paragraph" style:parent-style-name="Standard">
      <style:paragraph-properties fo:text-align="justify" style:justify-single-word="false"/>
      <style:text-properties fo:font-size="10pt" officeooo:rsid="0009f67a" officeooo:paragraph-rsid="0009f67a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officeooo:rsid="000d4a00" officeooo:paragraph-rsid="000d4a00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officeooo:rsid="000ad4ce" officeooo:paragraph-rsid="000ad4ce"/>
    </style:style>
    <style:style style:name="P10" style:family="paragraph" style:parent-style-name="Standard">
      <style:paragraph-properties fo:text-align="justify" style:justify-single-word="false"/>
      <style:text-properties officeooo:rsid="000b726e" officeooo:paragraph-rsid="000b726e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b726e" officeooo:paragraph-rsid="000b726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0d4a00" officeooo:paragraph-rsid="000d4a00"/>
    </style:style>
    <style:style style:name="P13" style:family="paragraph" style:parent-style-name="Standard">
      <style:paragraph-properties fo:text-align="justify" style:justify-single-word="false"/>
      <style:text-properties fo:font-size="10pt" officeooo:rsid="0009f67a" officeooo:paragraph-rsid="0009f67a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0d4a00" officeooo:paragraph-rsid="000b726e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officeooo:rsid="000d4a00" officeooo:paragraph-rsid="000d4a00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officeooo:rsid="000d4a00" officeooo:paragraph-rsid="000d4a00"/>
    </style:style>
    <style:style style:name="T1" style:family="text">
      <style:text-properties officeooo:rsid="00089e5e"/>
    </style:style>
    <style:style style:name="T2" style:family="text">
      <style:text-properties officeooo:rsid="00092460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d4a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d4a00" style:font-style-asian="italic" style:font-style-complex="italic"/>
    </style:style>
    <style:style style:name="T7" style:family="text">
      <style:text-properties fo:font-style="italic" fo:font-weight="bold" officeooo:rsid="000fc25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13dce" style:font-style-asian="italic" style:font-weight-asian="bold" style:font-style-complex="italic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d4a00" style:font-style-asian="normal" style:font-style-complex="normal"/>
    </style:style>
    <style:style style:name="T11" style:family="text">
      <style:text-properties fo:font-style="normal" officeooo:rsid="000fc257" style:font-style-asian="normal" style:font-style-complex="normal"/>
    </style:style>
    <style:style style:name="T12" style:family="text">
      <style:text-properties fo:font-style="normal" fo:font-weight="normal" officeooo:rsid="000fc257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3dce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Librer<text:span text:style-name="T1">í</text:span>a estándar de Python</text:p>
      <text:p text:style-name="P2"><text:a xlink:type="simple" xlink:href="https://docs.python.org/3.5/library/index.html" text:style-name="Internet_20_link" text:visited-style-name="Visited_20_Internet_20_Link">https://docs.python.org/3.5/library/index.html</text:a></text:p>
      <text:p text:style-name="P2"/>
      <text:p text:style-name="P3">La librería de Python es muy extensa, ofreciendo un amplio rango de servicios tal como se describe en el contenido mostrado a continuación. La librería contiene módulos propios (escritos en C) que brindan funcionalidades de acceso al sistema, como por ejemplo <text:span text:style-name="T1">la</text:span> entrada y salida de archivos, que de otra forma serían inaccesibles para los programadores de python, <text:span text:style-name="T1">también proporciona módulos escritos en python que proporcionan soluciones estándar a muchos problemas que ocurren en un día a día de un programador. Algunas de esos módulos están diseñados explícitamente para fomentar y asegurar la portabilidad de los programas de python al abstraer los aspectos específicos de la plataforma en APIs neutrales.</text:span></text:p>
      <text:p text:style-name="P3"/>
      <text:p text:style-name="P3"><text:s text:c="6"/><text:span text:style-name="T2">Los instaladores python para Windows generalmente incluyen la librería estándar completa y a veces también incluyen muchos componentes adicionales. En sistemas basados en Unix, Python forma parte de los paquetes, y puede ser necesario usar las herramientas de desempacado del sistema operativo para obtener algunos o todos los componentes adicionales.</text:span></text:p>
      <text:p text:style-name="P3"/>
      <text:p text:style-name="P3"><text:s text:c="10"/><text:span text:style-name="T2">Además de la librería estándar, </text:span></text:p>
      <text:p text:style-name="P5">hay una creciente colección de miles de componentes (desde programas individuales y módulos hasta paquetes enteros de frameworks para el desarrollo de aplicaciones) disponibles desde el Indice de paquetes python (Python Package Index).</text:p>
      <text:p text:style-name="P3"/>
      <text:p text:style-name="P6"><text:s text:c="4"/><text:span text:style-name="T3">1. Introduction</text:span></text:p>
      <text:p text:style-name="P7"><text:s text:c="4"/>2. Built-in Functions</text:p>
      <text:p text:style-name="P7"><text:s text:c="4"/>3. Built-in Constants</text:p>
      <text:p text:style-name="P7"><text:s text:c="8"/>3.1. Constants added by the site module</text:p>
      <text:p text:style-name="P7"><text:s text:c="4"/>4. Built-in Types</text:p>
      <text:p text:style-name="P7"><text:s text:c="8"/>4.1. Truth Value Testing</text:p>
      <text:p text:style-name="P7"><text:s text:c="8"/>4.2. Boolean Operations — and, or, not</text:p>
      <text:p text:style-name="P7"><text:s text:c="8"/>4.3. Comparisons</text:p>
      <text:p text:style-name="P7"><text:s text:c="8"/>4.4. Numeric Types — int, float, complex</text:p>
      <text:p text:style-name="P7"><text:s text:c="8"/>4.5. Iterator Types</text:p>
      <text:p text:style-name="P7"><text:s text:c="8"/>4.6. Sequence Types — list, tuple, range</text:p>
      <text:p text:style-name="P7"><text:s text:c="8"/>4.7. Text Sequence Type — str</text:p>
      <text:p text:style-name="P7"><text:s text:c="8"/>4.8. Binary Sequence Types — bytes, bytearray, memoryview</text:p>
      <text:p text:style-name="P7"><text:s text:c="8"/>4.9. Set Types — set, frozenset</text:p>
      <text:p text:style-name="P7"><text:s text:c="8"/>4.10. Mapping Types — dict</text:p>
      <text:p text:style-name="P7"><text:s text:c="8"/>4.11. Context Manager Types</text:p>
      <text:p text:style-name="P7"><text:s text:c="8"/>4.12. Other Built-in Types</text:p>
      <text:p text:style-name="P7"><text:s text:c="8"/>4.13. Special Attributes</text:p>
      <text:p text:style-name="P7"><text:s text:c="4"/>5. Built-in Exceptions</text:p>
      <text:p text:style-name="P7"><text:s text:c="8"/>5.1. Base classes</text:p>
      <text:p text:style-name="P7"><text:s text:c="8"/>5.2. Concrete exceptions</text:p>
      <text:p text:style-name="P7"><text:s text:c="8"/>5.3. Warnings</text:p>
      <text:p text:style-name="P7"><text:s text:c="8"/>5.4. Exception hierarchy</text:p>
      <text:p text:style-name="P7"><text:s text:c="4"/>6. Text Processing Services</text:p>
      <text:p text:style-name="P7"><text:s text:c="8"/>6.1. string — Common string operations</text:p>
      <text:p text:style-name="P7"><text:s text:c="8"/>6.2. re — Regular expression operations</text:p>
      <text:p text:style-name="P7"><text:s text:c="8"/>6.3. difflib — Helpers for computing deltas</text:p>
      <text:p text:style-name="P7"><text:soft-page-break/><text:s text:c="8"/>6.4. textwrap — Text wrapping and filling</text:p>
      <text:p text:style-name="P7"><text:s text:c="8"/>6.5. unicodedata — Unicode Database</text:p>
      <text:p text:style-name="P7"><text:s text:c="8"/>6.6. stringprep — Internet String Preparation</text:p>
      <text:p text:style-name="P7"><text:s text:c="8"/>6.7. readline — GNU readline interface</text:p>
      <text:p text:style-name="P7"><text:s text:c="8"/>6.8. rlcompleter — Completion function for GNU readline</text:p>
      <text:p text:style-name="P7"><text:s text:c="4"/>7. Binary Data Services</text:p>
      <text:p text:style-name="P7"><text:s text:c="8"/>7.1. struct — Interpret bytes as packed binary data</text:p>
      <text:p text:style-name="P7"><text:s text:c="8"/>7.2. codecs — Codec registry and base classes</text:p>
      <text:p text:style-name="P7"><text:s text:c="4"/>8. Data Types</text:p>
      <text:p text:style-name="P7"><text:s text:c="8"/>8.1. datetime — Basic date and time types</text:p>
      <text:p text:style-name="P7"><text:s text:c="8"/>8.2. calendar — General calendar-related functions</text:p>
      <text:p text:style-name="P7"><text:s text:c="8"/>8.3. collections — Container datatypes</text:p>
      <text:p text:style-name="P7"><text:s text:c="8"/>8.4. collections.abc — Abstract Base Classes for Containers</text:p>
      <text:p text:style-name="P7"><text:s text:c="8"/>8.5. heapq — Heap queue algorithm</text:p>
      <text:p text:style-name="P7"><text:s text:c="8"/>8.6. bisect — Array bisection algorithm</text:p>
      <text:p text:style-name="P7"><text:s text:c="8"/>8.7. array — Efficient arrays of numeric values</text:p>
      <text:p text:style-name="P7"><text:s text:c="8"/>8.8. weakref — Weak references</text:p>
      <text:p text:style-name="P7"><text:s text:c="8"/>8.9. types — Dynamic type creation and names for built-in types</text:p>
      <text:p text:style-name="P7"><text:s text:c="8"/>8.10. copy — Shallow and deep copy operations</text:p>
      <text:p text:style-name="P7"><text:s text:c="8"/>8.11. pprint — Data pretty printer</text:p>
      <text:p text:style-name="P7"><text:s text:c="8"/>8.12. reprlib — Alternate repr() implementation</text:p>
      <text:p text:style-name="P7"><text:s text:c="8"/>8.13. enum — Support for enumerations</text:p>
      <text:p text:style-name="P7"><text:s text:c="4"/>9. Numeric and Mathematical Modules</text:p>
      <text:p text:style-name="P7"><text:s text:c="8"/>9.1. numbers — Numeric abstract base classes</text:p>
      <text:p text:style-name="P7"><text:s text:c="8"/>9.2. math — Mathematical functions</text:p>
      <text:p text:style-name="P7"><text:s text:c="8"/>9.3. cmath — Mathematical functions for complex numbers</text:p>
      <text:p text:style-name="P7"><text:s text:c="8"/>9.4. decimal — Decimal fixed point and floating point arithmetic</text:p>
      <text:p text:style-name="P7"><text:s text:c="8"/>9.5. fractions — Rational numbers</text:p>
      <text:p text:style-name="P7"><text:s text:c="8"/>9.6. random — Generate pseudo-random numbers</text:p>
      <text:p text:style-name="P7"><text:s text:c="8"/>9.7. statistics — Mathematical statistics functions</text:p>
      <text:p text:style-name="P7"><text:s text:c="4"/>10. Functional Programming Modules</text:p>
      <text:p text:style-name="P7"><text:s text:c="8"/>10.1. itertools — Functions creating iterators for efficient looping</text:p>
      <text:p text:style-name="P7"><text:s text:c="8"/>10.2. functools — Higher-order functions and operations on callable objects</text:p>
      <text:p text:style-name="P7"><text:s text:c="8"/>10.3. operator — Standard operators as functions</text:p>
      <text:p text:style-name="P7"><text:s text:c="4"/>11. File and Directory Access</text:p>
      <text:p text:style-name="P7"><text:s text:c="8"/>11.1. pathlib — Object-oriented filesystem paths</text:p>
      <text:p text:style-name="P7"><text:s text:c="8"/>11.2. os.path — Common pathname manipulations</text:p>
      <text:p text:style-name="P7"><text:s text:c="8"/>11.3. fileinput — Iterate over lines from multiple input streams</text:p>
      <text:p text:style-name="P7"><text:s text:c="8"/>11.4. stat — Interpreting stat() results</text:p>
      <text:p text:style-name="P7"><text:s text:c="8"/>11.5. filecmp — File and Directory Comparisons</text:p>
      <text:p text:style-name="P7"><text:s text:c="8"/>11.6. tempfile — Generate temporary files and directories</text:p>
      <text:p text:style-name="P7"><text:s text:c="8"/>11.7. glob — Unix style pathname pattern expansion</text:p>
      <text:p text:style-name="P7"><text:s text:c="8"/>11.8. fnmatch — Unix filename pattern matching</text:p>
      <text:p text:style-name="P7"><text:s text:c="8"/>11.9. linecache — Random access to text lines</text:p>
      <text:p text:style-name="P7"><text:s text:c="8"/>11.10. shutil — High-level file operations</text:p>
      <text:p text:style-name="P7"><text:s text:c="8"/>11.11. macpath — Mac OS 9 path manipulation functions</text:p>
      <text:p text:style-name="P7"><text:s text:c="4"/>12. Data Persistence</text:p>
      <text:p text:style-name="P7"><text:s text:c="8"/>12.1. pickle — Python object serialization</text:p>
      <text:p text:style-name="P7"><text:s text:c="8"/>12.2. copyreg — Register pickle support functions</text:p>
      <text:p text:style-name="P7"><text:s text:c="8"/>12.3. shelve — Python object persistence</text:p>
      <text:p text:style-name="P7"><text:s text:c="8"/>12.4. marshal — Internal Python object serialization</text:p>
      <text:p text:style-name="P7"><text:s text:c="8"/>12.5. dbm — Interfaces to Unix “databases”</text:p>
      <text:p text:style-name="P7"><text:s text:c="8"/>12.6. sqlite3 — DB-API 2.0 interface for SQLite databases</text:p>
      <text:p text:style-name="P7"><text:s text:c="4"/>13. Data Compression and Archiving</text:p>
      <text:p text:style-name="P7"><text:s text:c="8"/>13.1. zlib — Compression compatible with gzip</text:p>
      <text:p text:style-name="P7"><text:s text:c="8"/>13.2. gzip — Support for gzip files</text:p>
      <text:p text:style-name="P7"><text:s text:c="8"/>13.3. bz2 — Support for bzip2 compression</text:p>
      <text:p text:style-name="P7"><text:s text:c="8"/>13.4. lzma — Compression using the LZMA algorithm</text:p>
      <text:p text:style-name="P7"><text:s text:c="8"/>13.5. zipfile — Work with ZIP archives</text:p>
      <text:p text:style-name="P7"><text:s text:c="8"/>13.6. tarfile — Read and write tar archive files</text:p>
      <text:p text:style-name="P7"><text:s text:c="4"/>14. File Formats</text:p>
      <text:p text:style-name="P7"><text:s text:c="8"/>14.1. csv — CSV File Reading and Writing</text:p>
      <text:p text:style-name="P7"><text:s text:c="8"/>14.2. configparser — Configuration file parser</text:p>
      <text:p text:style-name="P7"><text:soft-page-break/><text:s text:c="8"/>14.3. netrc — netrc file processing</text:p>
      <text:p text:style-name="P7"><text:s text:c="8"/>14.4. xdrlib — Encode and decode XDR data</text:p>
      <text:p text:style-name="P7"><text:s text:c="8"/>14.5. plistlib — Generate and parse Mac OS X .plist files</text:p>
      <text:p text:style-name="P7"><text:s text:c="4"/>15. Cryptographic Services</text:p>
      <text:p text:style-name="P7"><text:s text:c="8"/>15.1. hashlib — Secure hashes and message digests</text:p>
      <text:p text:style-name="P7"><text:s text:c="8"/>15.2. hmac — Keyed-Hashing for Message Authentication</text:p>
      <text:p text:style-name="P7"><text:s text:c="4"/>16. Generic Operating System Services</text:p>
      <text:p text:style-name="P7"><text:s text:c="8"/>16.1. os — Miscellaneous operating system interfaces</text:p>
      <text:p text:style-name="P7"><text:s text:c="8"/>16.2. io — Core tools for working with streams</text:p>
      <text:p text:style-name="P7"><text:s text:c="8"/>16.3. time — Time access and conversions</text:p>
      <text:p text:style-name="P7"><text:s text:c="8"/>16.4. argparse — Parser for command-line options, arguments and sub-commands</text:p>
      <text:p text:style-name="P7"><text:s text:c="8"/>16.5. getopt — C-style parser for command line options</text:p>
      <text:p text:style-name="P7"><text:s text:c="8"/>16.6. logging — Logging facility for Python</text:p>
      <text:p text:style-name="P7"><text:s text:c="8"/>16.7. logging.config — Logging configuration</text:p>
      <text:p text:style-name="P7"><text:s text:c="8"/>16.8. logging.handlers — Logging handlers</text:p>
      <text:p text:style-name="P7"><text:s text:c="8"/>16.9. getpass — Portable password input</text:p>
      <text:p text:style-name="P7"><text:s text:c="8"/>16.10. curses — Terminal handling for character-cell displays</text:p>
      <text:p text:style-name="P7"><text:s text:c="8"/>16.11. curses.textpad — Text input widget for curses programs</text:p>
      <text:p text:style-name="P7"><text:s text:c="8"/>16.12. curses.ascii — Utilities for ASCII characters</text:p>
      <text:p text:style-name="P7"><text:s text:c="8"/>16.13. curses.panel — A panel stack extension for curses</text:p>
      <text:p text:style-name="P7"><text:s text:c="8"/>16.14. platform — Access to underlying platform’s identifying data</text:p>
      <text:p text:style-name="P7"><text:s text:c="8"/>16.15. errno — Standard errno system symbols</text:p>
      <text:p text:style-name="P7"><text:s text:c="8"/>16.16. ctypes — A foreign function library for Python</text:p>
      <text:p text:style-name="P7"><text:s text:c="4"/>17. Concurrent Execution</text:p>
      <text:p text:style-name="P7"><text:s text:c="8"/>17.1. threading — Thread-based parallelism</text:p>
      <text:p text:style-name="P7"><text:s text:c="8"/>17.2. multiprocessing — Process-based parallelism</text:p>
      <text:p text:style-name="P7"><text:s text:c="8"/>17.3. The concurrent package</text:p>
      <text:p text:style-name="P7"><text:s text:c="8"/>17.4. concurrent.futures — Launching parallel tasks</text:p>
      <text:p text:style-name="P7"><text:s text:c="8"/>17.5. subprocess — Subprocess management</text:p>
      <text:p text:style-name="P7"><text:s text:c="8"/>17.6. sched — Event scheduler</text:p>
      <text:p text:style-name="P7"><text:s text:c="8"/>17.7. queue — A synchronized queue class</text:p>
      <text:p text:style-name="P7"><text:s text:c="8"/>17.8. dummy_threading — Drop-in replacement for the threading module</text:p>
      <text:p text:style-name="P7"><text:s text:c="8"/>17.9. _thread — Low-level threading API</text:p>
      <text:p text:style-name="P7"><text:s text:c="8"/>17.10. _dummy_thread — Drop-in replacement for the _thread module</text:p>
      <text:p text:style-name="P7"><text:s text:c="4"/>18. Interprocess Communication and Networking</text:p>
      <text:p text:style-name="P7"><text:s text:c="8"/>18.1. socket — Low-level networking interface</text:p>
      <text:p text:style-name="P7"><text:s text:c="8"/>18.2. ssl — TLS/SSL wrapper for socket objects</text:p>
      <text:p text:style-name="P7"><text:s text:c="8"/>18.3. select — Waiting for I/O completion</text:p>
      <text:p text:style-name="P7"><text:s text:c="8"/>18.4. selectors — High-level I/O multiplexing</text:p>
      <text:p text:style-name="P7"><text:s text:c="8"/>18.5. asyncio — Asynchronous I/O, event loop, coroutines and tasks</text:p>
      <text:p text:style-name="P7"><text:s text:c="8"/>18.6. asyncore — Asynchronous socket handler</text:p>
      <text:p text:style-name="P7"><text:s text:c="8"/>18.7. asynchat — Asynchronous socket command/response handler</text:p>
      <text:p text:style-name="P7"><text:s text:c="8"/>18.8. signal — Set handlers for asynchronous events</text:p>
      <text:p text:style-name="P7"><text:s text:c="8"/>18.9. mmap — Memory-mapped file support</text:p>
      <text:p text:style-name="P7"><text:s text:c="4"/>19. Internet Data Handling</text:p>
      <text:p text:style-name="P7"><text:s text:c="8"/>19.1. email — An email and MIME handling package</text:p>
      <text:p text:style-name="P7"><text:s text:c="8"/>19.2. json — JSON encoder and decoder</text:p>
      <text:p text:style-name="P7"><text:s text:c="8"/>19.3. mailcap — Mailcap file handling</text:p>
      <text:p text:style-name="P7"><text:s text:c="8"/>19.4. mailbox — Manipulate mailboxes in various formats</text:p>
      <text:p text:style-name="P7"><text:s text:c="8"/>19.5. mimetypes — Map filenames to MIME types</text:p>
      <text:p text:style-name="P7"><text:s text:c="8"/>19.6. base64 — Base16, Base32, Base64, Base85 Data Encodings</text:p>
      <text:p text:style-name="P7"><text:s text:c="8"/>19.7. binhex — Encode and decode binhex4 files</text:p>
      <text:p text:style-name="P7"><text:s text:c="8"/>19.8. binascii — Convert between binary and ASCII</text:p>
      <text:p text:style-name="P7"><text:s text:c="8"/>19.9. quopri — Encode and decode MIME quoted-printable data</text:p>
      <text:p text:style-name="P7"><text:s text:c="8"/>19.10. uu — Encode and decode uuencode files</text:p>
      <text:p text:style-name="P7"><text:s text:c="4"/>20. Structured Markup Processing Tools</text:p>
      <text:p text:style-name="P7"><text:s text:c="8"/>20.1. html — HyperText Markup Language support</text:p>
      <text:p text:style-name="P7"><text:s text:c="8"/>20.2. html.parser — Simple HTML and XHTML parser</text:p>
      <text:p text:style-name="P7"><text:s text:c="8"/>20.3. html.entities — Definitions of HTML general entities</text:p>
      <text:p text:style-name="P7"><text:s text:c="8"/>20.4. XML Processing Modules</text:p>
      <text:p text:style-name="P7"><text:s text:c="8"/>20.5. xml.etree.ElementTree — The ElementTree XML API</text:p>
      <text:p text:style-name="P7"><text:s text:c="8"/>20.6. xml.dom — The Document Object Model API</text:p>
      <text:p text:style-name="P7"><text:s text:c="8"/>20.7. xml.dom.minidom — Minimal DOM implementation</text:p>
      <text:p text:style-name="P7"><text:soft-page-break/><text:s text:c="8"/>20.8. xml.dom.pulldom — Support for building partial DOM trees</text:p>
      <text:p text:style-name="P7"><text:s text:c="8"/>20.9. xml.sax — Support for SAX2 parsers</text:p>
      <text:p text:style-name="P7"><text:s text:c="8"/>20.10. xml.sax.handler — Base classes for SAX handlers</text:p>
      <text:p text:style-name="P7"><text:s text:c="8"/>20.11. xml.sax.saxutils — SAX Utilities</text:p>
      <text:p text:style-name="P7"><text:s text:c="8"/>20.12. xml.sax.xmlreader — Interface for XML parsers</text:p>
      <text:p text:style-name="P7"><text:s text:c="8"/>20.13. xml.parsers.expat — Fast XML parsing using Expat</text:p>
      <text:p text:style-name="P7"><text:s text:c="4"/>21. Internet Protocols and Support</text:p>
      <text:p text:style-name="P7"><text:s text:c="8"/>21.1. webbrowser — Convenient Web-browser controller</text:p>
      <text:p text:style-name="P7"><text:s text:c="8"/>21.2. cgi — Common Gateway Interface support</text:p>
      <text:p text:style-name="P7"><text:s text:c="8"/>21.3. cgitb — Traceback manager for CGI scripts</text:p>
      <text:p text:style-name="P7"><text:s text:c="8"/>21.4. wsgiref — WSGI Utilities and Reference Implementation</text:p>
      <text:p text:style-name="P7"><text:s text:c="8"/>21.5. urllib — URL handling modules</text:p>
      <text:p text:style-name="P7"><text:s text:c="8"/>21.6. urllib.request — Extensible library for opening URLs</text:p>
      <text:p text:style-name="P7"><text:s text:c="8"/>21.7. urllib.response — Response classes used by urllib</text:p>
      <text:p text:style-name="P7"><text:s text:c="8"/>21.8. urllib.parse — Parse URLs into components</text:p>
      <text:p text:style-name="P7"><text:s text:c="8"/>21.9. urllib.error — Exception classes raised by urllib.request</text:p>
      <text:p text:style-name="P7"><text:s text:c="8"/>21.10. urllib.robotparser — Parser for robots.txt</text:p>
      <text:p text:style-name="P7"><text:s text:c="8"/>21.11. http — HTTP modules</text:p>
      <text:p text:style-name="P7"><text:s text:c="8"/>21.12. http.client — HTTP protocol client</text:p>
      <text:p text:style-name="P7"><text:s text:c="8"/>21.13. ftplib — FTP protocol client</text:p>
      <text:p text:style-name="P7"><text:s text:c="8"/>21.14. poplib — POP3 protocol client</text:p>
      <text:p text:style-name="P7"><text:s text:c="8"/>21.15. imaplib — IMAP4 protocol client</text:p>
      <text:p text:style-name="P7"><text:s text:c="8"/>21.16. nntplib — NNTP protocol client</text:p>
      <text:p text:style-name="P7"><text:s text:c="8"/>21.17. smtplib — SMTP protocol client</text:p>
      <text:p text:style-name="P7"><text:s text:c="8"/>21.18. smtpd — SMTP Server</text:p>
      <text:p text:style-name="P7"><text:s text:c="8"/>21.19. telnetlib — Telnet client</text:p>
      <text:p text:style-name="P7"><text:s text:c="8"/>21.20. uuid — UUID objects according to RFC 4122</text:p>
      <text:p text:style-name="P7"><text:s text:c="8"/>21.21. socketserver — A framework for network servers</text:p>
      <text:p text:style-name="P7"><text:s text:c="8"/>21.22. http.server — HTTP servers</text:p>
      <text:p text:style-name="P7"><text:s text:c="8"/>21.23. http.cookies — HTTP state management</text:p>
      <text:p text:style-name="P7"><text:s text:c="8"/>21.24. http.cookiejar — Cookie handling for HTTP clients</text:p>
      <text:p text:style-name="P7"><text:s text:c="8"/>21.25. xmlrpc — XMLRPC server and client modules</text:p>
      <text:p text:style-name="P7"><text:s text:c="8"/>21.26. xmlrpc.client — XML-RPC client access</text:p>
      <text:p text:style-name="P7"><text:s text:c="8"/>21.27. xmlrpc.server — Basic XML-RPC servers</text:p>
      <text:p text:style-name="P7"><text:s text:c="8"/>21.28. ipaddress — IPv4/IPv6 manipulation library</text:p>
      <text:p text:style-name="P7"><text:s text:c="4"/>22. Multimedia Services</text:p>
      <text:p text:style-name="P7"><text:s text:c="8"/>22.1. audioop — Manipulate raw audio data</text:p>
      <text:p text:style-name="P7"><text:s text:c="8"/>22.2. aifc — Read and write AIFF and AIFC files</text:p>
      <text:p text:style-name="P7"><text:s text:c="8"/>22.3. sunau — Read and write Sun AU files</text:p>
      <text:p text:style-name="P7"><text:s text:c="8"/>22.4. wave — Read and write WAV files</text:p>
      <text:p text:style-name="P7"><text:s text:c="8"/>22.5. chunk — Read IFF chunked data</text:p>
      <text:p text:style-name="P7"><text:s text:c="8"/>22.6. colorsys — Conversions between color systems</text:p>
      <text:p text:style-name="P7"><text:s text:c="8"/>22.7. imghdr — Determine the type of an image</text:p>
      <text:p text:style-name="P7"><text:s text:c="8"/>22.8. sndhdr — Determine type of sound file</text:p>
      <text:p text:style-name="P7"><text:s text:c="8"/>22.9. ossaudiodev — Access to OSS-compatible audio devices</text:p>
      <text:p text:style-name="P7"><text:s text:c="4"/>23. Internationalization</text:p>
      <text:p text:style-name="P7"><text:s text:c="8"/>23.1. gettext — Multilingual internationalization services</text:p>
      <text:p text:style-name="P7"><text:s text:c="8"/>23.2. locale — Internationalization services</text:p>
      <text:p text:style-name="P7"><text:s text:c="4"/>24. Program Frameworks</text:p>
      <text:p text:style-name="P7"><text:s text:c="8"/>24.1. turtle — Turtle graphics</text:p>
      <text:p text:style-name="P7"><text:s text:c="8"/>24.2. cmd — Support for line-oriented command interpreters</text:p>
      <text:p text:style-name="P7"><text:s text:c="8"/>24.3. shlex — Simple lexical analysis</text:p>
      <text:p text:style-name="P7"><text:s text:c="4"/>25. Graphical User Interfaces with Tk</text:p>
      <text:p text:style-name="P7"><text:s text:c="8"/>25.1. tkinter — Python interface to Tcl/Tk</text:p>
      <text:p text:style-name="P7"><text:s text:c="8"/>25.2. tkinter.ttk — Tk themed widgets</text:p>
      <text:p text:style-name="P7"><text:s text:c="8"/>25.3. tkinter.tix — Extension widgets for Tk</text:p>
      <text:p text:style-name="P7"><text:s text:c="8"/>25.4. tkinter.scrolledtext — Scrolled Text Widget</text:p>
      <text:p text:style-name="P7"><text:s text:c="8"/>25.5. IDLE</text:p>
      <text:p text:style-name="P7"><text:s text:c="8"/>25.6. Other Graphical User Interface Packages</text:p>
      <text:p text:style-name="P7"><text:s text:c="4"/>26. Development Tools</text:p>
      <text:p text:style-name="P7"><text:s text:c="8"/>26.1. typing — Support for type hints</text:p>
      <text:p text:style-name="P7"><text:s text:c="8"/>26.2. pydoc — Documentation generator and online help system</text:p>
      <text:p text:style-name="P7"><text:s text:c="8"/>26.3. doctest — Test interactive Python examples</text:p>
      <text:p text:style-name="P7"><text:soft-page-break/><text:s text:c="8"/>26.4. unittest — Unit testing framework</text:p>
      <text:p text:style-name="P7"><text:s text:c="8"/>26.5. unittest.mock — mock object library</text:p>
      <text:p text:style-name="P7"><text:s text:c="8"/>26.6. unittest.mock — getting started</text:p>
      <text:p text:style-name="P7"><text:s text:c="8"/>26.7. 2to3 - Automated Python 2 to 3 code translation</text:p>
      <text:p text:style-name="P7"><text:s text:c="8"/>26.8. test — Regression tests package for Python</text:p>
      <text:p text:style-name="P7"><text:s text:c="8"/>26.9. test.support — Utilities for the Python test suite</text:p>
      <text:p text:style-name="P7"><text:s text:c="4"/>27. Debugging and Profiling</text:p>
      <text:p text:style-name="P7"><text:s text:c="8"/>27.1. bdb — Debugger framework</text:p>
      <text:p text:style-name="P7"><text:s text:c="8"/>27.2. faulthandler — Dump the Python traceback</text:p>
      <text:p text:style-name="P7"><text:s text:c="8"/>27.3. pdb — The Python Debugger</text:p>
      <text:p text:style-name="P7"><text:s text:c="8"/>27.4. The Python Profilers</text:p>
      <text:p text:style-name="P7"><text:s text:c="8"/>27.5. timeit — Measure execution time of small code snippets</text:p>
      <text:p text:style-name="P7"><text:s text:c="8"/>27.6. trace — Trace or track Python statement execution</text:p>
      <text:p text:style-name="P7"><text:s text:c="8"/>27.7. tracemalloc — Trace memory allocations</text:p>
      <text:p text:style-name="P7"><text:s text:c="4"/>28. Software Packaging and Distribution</text:p>
      <text:p text:style-name="P7"><text:s text:c="8"/>28.1. distutils — Building and installing Python modules</text:p>
      <text:p text:style-name="P7"><text:s text:c="8"/>28.2. ensurepip — Bootstrapping the pip installer</text:p>
      <text:p text:style-name="P7"><text:s text:c="8"/>28.3. venv — Creation of virtual environments</text:p>
      <text:p text:style-name="P7"><text:s text:c="8"/>28.4. zipapp — Manage executable python zip archives</text:p>
      <text:p text:style-name="P7"><text:s text:c="4"/>29. Python Runtime Services</text:p>
      <text:p text:style-name="P7"><text:s text:c="8"/>29.1. sys — System-specific parameters and functions</text:p>
      <text:p text:style-name="P7"><text:s text:c="8"/>29.2. sysconfig — Provide access to Python’s configuration information</text:p>
      <text:p text:style-name="P7"><text:s text:c="8"/>29.3. builtins — Built-in objects</text:p>
      <text:p text:style-name="P7"><text:s text:c="8"/>29.4. __main__ — Top-level script environment</text:p>
      <text:p text:style-name="P7"><text:s text:c="8"/>29.5. warnings — Warning control</text:p>
      <text:p text:style-name="P7"><text:s text:c="8"/>29.6. contextlib — Utilities for with-statement contexts</text:p>
      <text:p text:style-name="P7"><text:s text:c="8"/>29.7. abc — Abstract Base Classes</text:p>
      <text:p text:style-name="P7"><text:s text:c="8"/>29.8. atexit — Exit handlers</text:p>
      <text:p text:style-name="P7"><text:s text:c="8"/>29.9. traceback — Print or retrieve a stack traceback</text:p>
      <text:p text:style-name="P7"><text:s text:c="8"/>29.10. __future__ — Future statement definitions</text:p>
      <text:p text:style-name="P7"><text:s text:c="8"/>29.11. gc — Garbage Collector interface</text:p>
      <text:p text:style-name="P7"><text:s text:c="8"/>29.12. inspect — Inspect live objects</text:p>
      <text:p text:style-name="P7"><text:s text:c="8"/>29.13. site — Site-specific configuration hook</text:p>
      <text:p text:style-name="P7"><text:s text:c="8"/>29.14. fpectl — Floating point exception control</text:p>
      <text:p text:style-name="P7"><text:s text:c="4"/>30. Custom Python Interpreters</text:p>
      <text:p text:style-name="P7"><text:s text:c="8"/>30.1. code — Interpreter base classes</text:p>
      <text:p text:style-name="P7"><text:s text:c="8"/>30.2. codeop — Compile Python code</text:p>
      <text:p text:style-name="P7"><text:s text:c="4"/>31. Importing Modules</text:p>
      <text:p text:style-name="P7"><text:s text:c="8"/>31.1. zipimport — Import modules from Zip archives</text:p>
      <text:p text:style-name="P7"><text:s text:c="8"/>31.2. pkgutil — Package extension utility</text:p>
      <text:p text:style-name="P7"><text:s text:c="8"/>31.3. modulefinder — Find modules used by a script</text:p>
      <text:p text:style-name="P7"><text:s text:c="8"/>31.4. runpy — Locating and executing Python modules</text:p>
      <text:p text:style-name="P7"><text:s text:c="8"/>31.5. importlib — The implementation of import</text:p>
      <text:p text:style-name="P7"><text:s text:c="4"/>32. Python Language Services</text:p>
      <text:p text:style-name="P7"><text:s text:c="8"/>32.1. parser — Access Python parse trees</text:p>
      <text:p text:style-name="P7"><text:s text:c="8"/>32.2. ast — Abstract Syntax Trees</text:p>
      <text:p text:style-name="P7"><text:s text:c="8"/>32.3. symtable — Access to the compiler’s symbol tables</text:p>
      <text:p text:style-name="P7"><text:s text:c="8"/>32.4. symbol — Constants used with Python parse trees</text:p>
      <text:p text:style-name="P7"><text:s text:c="8"/>32.5. token — Constants used with Python parse trees</text:p>
      <text:p text:style-name="P7"><text:s text:c="8"/>32.6. keyword — Testing for Python keywords</text:p>
      <text:p text:style-name="P7"><text:s text:c="8"/>32.7. tokenize — Tokenizer for Python source</text:p>
      <text:p text:style-name="P7"><text:s text:c="8"/>32.8. tabnanny — Detection of ambiguous indentation</text:p>
      <text:p text:style-name="P7"><text:s text:c="8"/>32.9. pyclbr — Python class browser support</text:p>
      <text:p text:style-name="P7"><text:s text:c="8"/>32.10. py_compile — Compile Python source files</text:p>
      <text:p text:style-name="P7"><text:s text:c="8"/>32.11. compileall — Byte-compile Python libraries</text:p>
      <text:p text:style-name="P7"><text:s text:c="8"/>32.12. dis — Disassembler for Python bytecode</text:p>
      <text:p text:style-name="P7"><text:s text:c="8"/>32.13. pickletools — Tools for pickle developers</text:p>
      <text:p text:style-name="P7"><text:s text:c="4"/>33. Miscellaneous Services</text:p>
      <text:p text:style-name="P7"><text:s text:c="8"/>33.1. formatter — Generic output formatting</text:p>
      <text:p text:style-name="P7"><text:s text:c="4"/>34. MS Windows Specific Services</text:p>
      <text:p text:style-name="P7"><text:s text:c="8"/>34.1. msilib — Read and write Microsoft Installer files</text:p>
      <text:p text:style-name="P7"><text:s text:c="8"/>34.2. msvcrt — Useful routines from the MS VC++ runtime</text:p>
      <text:p text:style-name="P7"><text:s text:c="8"/>34.3. winreg — Windows registry access</text:p>
      <text:p text:style-name="P7"><text:soft-page-break/><text:s text:c="8"/>34.4. winsound — Sound-playing interface for Windows</text:p>
      <text:p text:style-name="P7"><text:s text:c="4"/>35. Unix Specific Services</text:p>
      <text:p text:style-name="P7"><text:s text:c="8"/>35.1. posix — The most common POSIX system calls</text:p>
      <text:p text:style-name="P7"><text:s text:c="8"/>35.2. pwd — The password database</text:p>
      <text:p text:style-name="P7"><text:s text:c="8"/>35.3. spwd — The shadow password database</text:p>
      <text:p text:style-name="P7"><text:s text:c="8"/>35.4. grp — The group database</text:p>
      <text:p text:style-name="P7"><text:s text:c="8"/>35.5. crypt — Function to check Unix passwords</text:p>
      <text:p text:style-name="P7"><text:s text:c="8"/>35.6. termios — POSIX style tty control</text:p>
      <text:p text:style-name="P7"><text:s text:c="8"/>35.7. tty — Terminal control functions</text:p>
      <text:p text:style-name="P7"><text:s text:c="8"/>35.8. pty — Pseudo-terminal utilities</text:p>
      <text:p text:style-name="P7"><text:s text:c="8"/>35.9. fcntl — The fcntl and ioctl system calls</text:p>
      <text:p text:style-name="P7"><text:s text:c="8"/>35.10. pipes — Interface to shell pipelines</text:p>
      <text:p text:style-name="P7"><text:s text:c="8"/>35.11. resource — Resource usage information</text:p>
      <text:p text:style-name="P7"><text:s text:c="8"/>35.12. nis — Interface to Sun’s NIS (Yellow Pages)</text:p>
      <text:p text:style-name="P7"><text:s text:c="8"/>35.13. syslog — Unix syslog library routines</text:p>
      <text:p text:style-name="P7"><text:s text:c="4"/>36. Superseded Modules</text:p>
      <text:p text:style-name="P7"><text:s text:c="8"/>36.1. optparse — Parser for command line options</text:p>
      <text:p text:style-name="P7"><text:s text:c="8"/>36.2. imp — Access the import internals</text:p>
      <text:p text:style-name="P7"><text:s text:c="4"/>37. Undocumented Modules</text:p>
      <text:p text:style-name="P7"><text:s text:c="8"/>37.1. Platform specific modules</text:p>
      <text:p text:style-name="P9"/>
      <text:p text:style-name="P3"/>
      <text:p text:style-name="P10"/>
      <text:p text:style-name="P10">21. Soporte para el Protocolo de Internet:</text:p>
      <text:p text:style-name="P10"/>
      <text:p text:style-name="P10"><text:s text:c="5"/>El módulo descrito en este capítulo implementa protocolos de internet y tecnología relacionada con este. Este módulo fue desarrollado completamente en python. Muchos de estos módulos requieren la presencia <text:span text:style-name="T4">del módulo </text:span><text:span text:style-name="T6">socket</text:span><text:span text:style-name="T10"> que interactúa con el sistema operativo, que es compatible <text:s/>con las plataformas más populares. Aquí un resumen:</text:span></text:p>
      <text:p text:style-name="P14"/>
      <text:p text:style-name="P8"><text:s text:c="4"/>21.1. webbrowser — Convenient Web-browser controller</text:p>
      <text:p text:style-name="P8"><text:s text:c="8"/>21.1.1. Browser Controller Objects</text:p>
      <text:p text:style-name="P8"><text:s text:c="4"/>21.2. cgi — Common Gateway Interface support</text:p>
      <text:p text:style-name="P8"><text:s text:c="8"/>21.2.1. Introduction</text:p>
      <text:p text:style-name="P8"><text:s text:c="8"/>21.2.2. Using the cgi module</text:p>
      <text:p text:style-name="P8"><text:s text:c="8"/>21.2.3. Higher Level Interface</text:p>
      <text:p text:style-name="P8"><text:s text:c="8"/>21.2.4. Functions</text:p>
      <text:p text:style-name="P8"><text:s text:c="8"/>21.2.5. Caring about security</text:p>
      <text:p text:style-name="P8"><text:s text:c="8"/>21.2.6. Installing your CGI script on a Unix system</text:p>
      <text:p text:style-name="P8"><text:s text:c="8"/>21.2.7. Testing your CGI script</text:p>
      <text:p text:style-name="P8"><text:s text:c="8"/>21.2.8. Debugging CGI scripts</text:p>
      <text:p text:style-name="P8"><text:s text:c="8"/>21.2.9. Common problems and solutions</text:p>
      <text:p text:style-name="P8"><text:s text:c="4"/>21.3. cgitb — Traceback manager for CGI scripts</text:p>
      <text:p text:style-name="P8"><text:s text:c="4"/>21.4. wsgiref — WSGI Utilities and Reference Implementation</text:p>
      <text:p text:style-name="P8"><text:s text:c="8"/>21.4.1. wsgiref.util – WSGI environment utilities</text:p>
      <text:p text:style-name="P8"><text:s text:c="8"/>21.4.2. wsgiref.headers – WSGI response header tools</text:p>
      <text:p text:style-name="P8"><text:s text:c="8"/>21.4.3. wsgiref.simple_server – a simple WSGI HTTP server</text:p>
      <text:p text:style-name="P8"><text:s text:c="8"/>21.4.4. wsgiref.validate — WSGI conformance checker</text:p>
      <text:p text:style-name="P8"><text:s text:c="8"/>21.4.5. wsgiref.handlers – server/gateway base classes</text:p>
      <text:p text:style-name="P8"><text:s text:c="8"/>21.4.6. Examples</text:p>
      <text:p text:style-name="P8"><text:s text:c="4"/>21.5. urllib — URL handling modules</text:p>
      <text:p text:style-name="P8"><text:s text:c="4"/>21.6. urllib.request — Extensible library for opening URLs</text:p>
      <text:p text:style-name="P8"><text:s text:c="8"/>21.6.1. Request Objects</text:p>
      <text:p text:style-name="P8"><text:s text:c="8"/>21.6.2. OpenerDirector Objects</text:p>
      <text:p text:style-name="P8"><text:s text:c="8"/>21.6.3. BaseHandler Objects</text:p>
      <text:p text:style-name="P8"><text:s text:c="8"/>21.6.4. HTTPRedirectHandler Objects</text:p>
      <text:p text:style-name="P8"><text:s text:c="8"/>21.6.5. HTTPCookieProcessor Objects</text:p>
      <text:p text:style-name="P8"><text:s text:c="8"/>21.6.6. ProxyHandler Objects</text:p>
      <text:p text:style-name="P8"><text:s text:c="8"/>21.6.7. HTTPPasswordMgr Objects</text:p>
      <text:p text:style-name="P8"><text:s text:c="8"/>21.6.8. HTTPPasswordMgrWithPriorAuth Objects</text:p>
      <text:p text:style-name="P8"><text:s text:c="8"/>21.6.9. AbstractBasicAuthHandler Objects</text:p>
      <text:p text:style-name="P8"><text:soft-page-break/><text:s text:c="8"/>21.6.10. HTTPBasicAuthHandler Objects</text:p>
      <text:p text:style-name="P8"><text:s text:c="8"/>21.6.11. ProxyBasicAuthHandler Objects</text:p>
      <text:p text:style-name="P8"><text:s text:c="8"/>21.6.12. AbstractDigestAuthHandler Objects</text:p>
      <text:p text:style-name="P8"><text:s text:c="8"/>21.6.13. HTTPDigestAuthHandler Objects</text:p>
      <text:p text:style-name="P8"><text:s text:c="8"/>21.6.14. ProxyDigestAuthHandler Objects</text:p>
      <text:p text:style-name="P8"><text:s text:c="8"/>21.6.15. HTTPHandler Objects</text:p>
      <text:p text:style-name="P8"><text:s text:c="8"/>21.6.16. HTTPSHandler Objects</text:p>
      <text:p text:style-name="P8"><text:s text:c="8"/>21.6.17. FileHandler Objects</text:p>
      <text:p text:style-name="P8"><text:s text:c="8"/>21.6.18. DataHandler Objects</text:p>
      <text:p text:style-name="P8"><text:s text:c="8"/>21.6.19. FTPHandler Objects</text:p>
      <text:p text:style-name="P8"><text:s text:c="8"/>21.6.20. CacheFTPHandler Objects</text:p>
      <text:p text:style-name="P8"><text:s text:c="8"/>21.6.21. UnknownHandler Objects</text:p>
      <text:p text:style-name="P8"><text:s text:c="8"/>21.6.22. HTTPErrorProcessor Objects</text:p>
      <text:p text:style-name="P8"><text:s text:c="8"/>21.6.23. Examples</text:p>
      <text:p text:style-name="P8"><text:s text:c="8"/>21.6.24. Legacy interface</text:p>
      <text:p text:style-name="P8"><text:s text:c="8"/>21.6.25. urllib.request Restrictions</text:p>
      <text:p text:style-name="P8"><text:s text:c="4"/>21.7. urllib.response — Response classes used by urllib</text:p>
      <text:p text:style-name="P8"><text:s text:c="4"/>21.8. urllib.parse — Parse URLs into components</text:p>
      <text:p text:style-name="P8"><text:s text:c="8"/>21.8.1. URL Parsing</text:p>
      <text:p text:style-name="P8"><text:s text:c="8"/>21.8.2. Parsing ASCII Encoded Bytes</text:p>
      <text:p text:style-name="P8"><text:s text:c="8"/>21.8.3. Structured Parse Results</text:p>
      <text:p text:style-name="P8"><text:s text:c="8"/>21.8.4. URL Quoting</text:p>
      <text:p text:style-name="P8"><text:s text:c="4"/>21.9. urllib.error — Exception classes raised by urllib.request</text:p>
      <text:p text:style-name="P8"><text:s text:c="4"/>21.10. urllib.robotparser — Parser for robots.txt</text:p>
      <text:p text:style-name="P8"><text:s text:c="4"/>21.11. http — HTTP modules</text:p>
      <text:p text:style-name="P8"><text:s text:c="8"/>21.11.1. HTTP status codes</text:p>
      <text:p text:style-name="P8"><text:s text:c="4"/>21.12. http.client — HTTP protocol client</text:p>
      <text:p text:style-name="P8"><text:s text:c="8"/>21.12.1. HTTPConnection Objects</text:p>
      <text:p text:style-name="P8"><text:s text:c="8"/>21.12.2. HTTPResponse Objects</text:p>
      <text:p text:style-name="P8"><text:s text:c="8"/>21.12.3. Examples</text:p>
      <text:p text:style-name="P8"><text:s text:c="8"/>21.12.4. HTTPMessage Objects</text:p>
      <text:p text:style-name="P8"><text:s text:c="4"/>21.13. ftplib — FTP protocol client</text:p>
      <text:p text:style-name="P8"><text:s text:c="8"/>21.13.1. FTP Objects</text:p>
      <text:p text:style-name="P8"><text:s text:c="8"/>21.13.2. FTP_TLS Objects</text:p>
      <text:p text:style-name="P8"><text:s text:c="4"/>21.14. poplib — POP3 protocol client</text:p>
      <text:p text:style-name="P8"><text:s text:c="8"/>21.14.1. POP3 Objects</text:p>
      <text:p text:style-name="P8"><text:s text:c="8"/>21.14.2. POP3 Example</text:p>
      <text:p text:style-name="P8"><text:s text:c="4"/>21.15. imaplib — IMAP4 protocol client</text:p>
      <text:p text:style-name="P8"><text:s text:c="8"/>21.15.1. IMAP4 Objects</text:p>
      <text:p text:style-name="P8"><text:s text:c="8"/>21.15.2. IMAP4 Example</text:p>
      <text:p text:style-name="P8"><text:s text:c="4"/>21.16. nntplib — NNTP protocol client</text:p>
      <text:p text:style-name="P8"><text:s text:c="8"/>21.16.1. NNTP Objects</text:p>
      <text:p text:style-name="P8"><text:s text:c="12"/>21.16.1.1. Attributes</text:p>
      <text:p text:style-name="P8"><text:s text:c="12"/>21.16.1.2. Methods</text:p>
      <text:p text:style-name="P8"><text:s text:c="8"/>21.16.2. Utility functions</text:p>
      <text:p text:style-name="P8"><text:s text:c="4"/>21.17. smtplib — SMTP protocol client</text:p>
      <text:p text:style-name="P8"><text:s text:c="8"/>21.17.1. SMTP Objects</text:p>
      <text:p text:style-name="P8"><text:s text:c="8"/>21.17.2. SMTP Example</text:p>
      <text:p text:style-name="P8"><text:s text:c="4"/>21.18. smtpd — SMTP Server</text:p>
      <text:p text:style-name="P8"><text:s text:c="8"/>21.18.1. SMTPServer Objects</text:p>
      <text:p text:style-name="P8"><text:s text:c="8"/>21.18.2. DebuggingServer Objects</text:p>
      <text:p text:style-name="P8"><text:s text:c="8"/>21.18.3. PureProxy Objects</text:p>
      <text:p text:style-name="P8"><text:s text:c="8"/>21.18.4. MailmanProxy Objects</text:p>
      <text:p text:style-name="P8"><text:s text:c="8"/>21.18.5. SMTPChannel Objects</text:p>
      <text:p text:style-name="P8"><text:s text:c="4"/>21.19. telnetlib — Telnet client</text:p>
      <text:p text:style-name="P8"><text:s text:c="8"/>21.19.1. Telnet Objects</text:p>
      <text:p text:style-name="P8"><text:s text:c="8"/>21.19.2. Telnet Example</text:p>
      <text:p text:style-name="P8"><text:s text:c="4"/>21.20. uuid — UUID objects according to RFC 4122</text:p>
      <text:p text:style-name="P8"><text:s text:c="8"/>21.20.1. Example</text:p>
      <text:p text:style-name="P8"><text:s text:c="4"/>21.21. socketserver — A framework for network servers</text:p>
      <text:p text:style-name="P8"><text:s text:c="8"/>21.21.1. Server Creation Notes</text:p>
      <text:p text:style-name="P8"><text:s text:c="8"/>21.21.2. Server Objects</text:p>
      <text:p text:style-name="P8"><text:s text:c="8"/>21.21.3. Request Handler Objects</text:p>
      <text:p text:style-name="P8"><text:soft-page-break/><text:s text:c="8"/>21.21.4. Examples</text:p>
      <text:p text:style-name="P8"><text:s text:c="12"/>21.21.4.1. socketserver.TCPServer Example</text:p>
      <text:p text:style-name="P8"><text:s text:c="12"/>21.21.4.2. socketserver.UDPServer Example</text:p>
      <text:p text:style-name="P8"><text:s text:c="12"/>21.21.4.3. Asynchronous Mixins</text:p>
      <text:p text:style-name="P8"><text:s text:c="4"/>21.22. http.server — HTTP servers</text:p>
      <text:p text:style-name="P8"><text:s text:c="4"/>21.23. http.cookies — HTTP state management</text:p>
      <text:p text:style-name="P8"><text:s text:c="8"/>21.23.1. Cookie Objects</text:p>
      <text:p text:style-name="P8"><text:s text:c="8"/>21.23.2. Morsel Objects</text:p>
      <text:p text:style-name="P8"><text:s text:c="8"/>21.23.3. Example</text:p>
      <text:p text:style-name="P8"><text:s text:c="4"/>21.24. http.cookiejar — Cookie handling for HTTP clients</text:p>
      <text:p text:style-name="P8"><text:s text:c="8"/>21.24.1. CookieJar and FileCookieJar Objects</text:p>
      <text:p text:style-name="P8"><text:s text:c="8"/>21.24.2. FileCookieJar subclasses and co-operation with web browsers</text:p>
      <text:p text:style-name="P8"><text:s text:c="8"/>21.24.3. CookiePolicy Objects</text:p>
      <text:p text:style-name="P8"><text:s text:c="8"/>21.24.4. DefaultCookiePolicy Objects</text:p>
      <text:p text:style-name="P8"><text:s text:c="8"/>21.24.5. Cookie Objects</text:p>
      <text:p text:style-name="P8"><text:s text:c="8"/>21.24.6. Examples</text:p>
      <text:p text:style-name="P8"><text:s text:c="4"/>21.25. xmlrpc — XMLRPC server and client modules</text:p>
      <text:p text:style-name="P8"><text:s text:c="4"/>21.26. xmlrpc.client — XML-RPC client access</text:p>
      <text:p text:style-name="P8"><text:s text:c="8"/>21.26.1. ServerProxy Objects</text:p>
      <text:p text:style-name="P8"><text:s text:c="8"/>21.26.2. DateTime Objects</text:p>
      <text:p text:style-name="P8"><text:s text:c="8"/>21.26.3. Binary Objects</text:p>
      <text:p text:style-name="P8"><text:s text:c="8"/>21.26.4. Fault Objects</text:p>
      <text:p text:style-name="P8"><text:s text:c="8"/>21.26.5. ProtocolError Objects</text:p>
      <text:p text:style-name="P8"><text:s text:c="8"/>21.26.6. MultiCall Objects</text:p>
      <text:p text:style-name="P8"><text:s text:c="8"/>21.26.7. Convenience Functions</text:p>
      <text:p text:style-name="P8"><text:s text:c="8"/>21.26.8. Example of Client Usage</text:p>
      <text:p text:style-name="P8"><text:s text:c="8"/>21.26.9. Example of Client and Server Usage</text:p>
      <text:p text:style-name="P8"><text:s text:c="4"/>21.27. xmlrpc.server — Basic XML-RPC servers</text:p>
      <text:p text:style-name="P8"><text:s text:c="8"/>21.27.1. SimpleXMLRPCServer Objects</text:p>
      <text:p text:style-name="P8"><text:s text:c="12"/>21.27.1.1. SimpleXMLRPCServer Example</text:p>
      <text:p text:style-name="P8"><text:s text:c="8"/>21.27.2. CGIXMLRPCRequestHandler</text:p>
      <text:p text:style-name="P8"><text:s text:c="8"/>21.27.3. Documenting XMLRPC server</text:p>
      <text:p text:style-name="P8"><text:s text:c="8"/>21.27.4. DocXMLRPCServer Objects</text:p>
      <text:p text:style-name="P8"><text:s text:c="8"/>21.27.5. DocCGIXMLRPCRequestHandler</text:p>
      <text:p text:style-name="P8"><text:s text:c="4"/>21.28. ipaddress — IPv4/IPv6 manipulation library</text:p>
      <text:p text:style-name="P8"><text:s text:c="8"/>21.28.1. Convenience factory functions</text:p>
      <text:p text:style-name="P8"><text:s text:c="8"/>21.28.2. IP Addresses</text:p>
      <text:p text:style-name="P8"><text:s text:c="12"/>21.28.2.1. Address objects</text:p>
      <text:p text:style-name="P8"><text:s text:c="12"/>21.28.2.2. Conversion to Strings and Integers</text:p>
      <text:p text:style-name="P8"><text:s text:c="12"/>21.28.2.3. Operators</text:p>
      <text:p text:style-name="P8"><text:s text:c="16"/>21.28.2.3.1. Comparison operators</text:p>
      <text:p text:style-name="P8"><text:s text:c="16"/>21.28.2.3.2. Arithmetic operators</text:p>
      <text:p text:style-name="P8"><text:s text:c="8"/>21.28.3. IP Network definitions</text:p>
      <text:p text:style-name="P8"><text:s text:c="12"/>21.28.3.1. Prefix, net mask and host mask</text:p>
      <text:p text:style-name="P8"><text:s text:c="12"/>21.28.3.2. Network objects</text:p>
      <text:p text:style-name="P8"><text:s text:c="12"/>21.28.3.3. Operators</text:p>
      <text:p text:style-name="P8"><text:s text:c="16"/>21.28.3.3.1. Logical operators</text:p>
      <text:p text:style-name="P8"><text:s text:c="16"/>21.28.3.3.2. Iteration</text:p>
      <text:p text:style-name="P8"><text:s text:c="16"/>21.28.3.3.3. Networks as containers of addresses</text:p>
      <text:p text:style-name="P8"><text:s text:c="8"/>21.28.4. Interface objects</text:p>
      <text:p text:style-name="P8"><text:s text:c="8"/>21.28.5. Other Module Level Functions</text:p>
      <text:p text:style-name="P8"><text:s text:c="8"/>21.28.6. Custom Exceptions</text:p>
      <text:p text:style-name="P12"/>
      <text:p text:style-name="P12"><text:span text:style-name="T9">21.1. </text:span><text:span text:style-name="T5">webbrowser –</text:span><text:span text:style-name="T9"> Controlador del navegador web (web-browser)</text:span></text:p>
      <text:p text:style-name="P15"/>
      <text:p text:style-name="P12"><text:span text:style-name="T9"><text:s text:c="5"/>El </text:span><text:span text:style-name="T11">módulo </text:span><text:span text:style-name="T5">webbrowser</text:span><text:span text:style-name="T9"> provee una interfaz de alto nivel </text:span><text:span text:style-name="T11">que muestra a los usuarios documentos basados en web. En muchas circunstancias, simplemente llamar a la función </text:span><text:span text:style-name="T7">open(</text:span><text:span text:style-name="T8">)</text:span><text:span text:style-name="T12"> de este módulo se ejecutará correctamente.</text:span></text:p>
      <text:p text:style-name="P12"><text:span text:style-name="T12"/></text:p>
      <text:p text:style-name="P12"><text:soft-page-break/><text:span text:style-name="T12"><text:s text:c="5"/></text:span><text:span text:style-name="T13">Bajo Unix, se prefieren los navegadores gráficos bajo X11; los navegadores en moto texto serán usados cuando un navegador gráfico o una pantalla X11 no estén disponibles. Si el navegador en modo texto es usado, la llamada al proceso se bloqueará hasta que el usuario cierre el navegador.</text:span></text:p>
      <text:p text:style-name="P12"><text:span text:style-name="T13"/></text:p>
      <text:p text:style-name="P12"><text:span text:style-name="T13"><text:s text:c="5"/></text:span></text:p>
      <text:p text:style-name="P12"><text:span text:style-name="T12"/></text:p>
      <text:p text:style-name="P14"/>
      <text:p text:style-name="P14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8:47:19.311356569</meta:creation-date>
    <dc:date>2019-03-09T21:46:06.781146710</dc:date>
    <meta:editing-duration>PT24M25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9" meta:paragraph-count="457" meta:word-count="2606" meta:character-count="23230" meta:non-whitespace-character-count="17376"/>
  </office:meta>
</office:document-meta>
</file>